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odt2braille.checker.PostConversionBrailleChecker/2011-08-03T16.41.28.rdf"/>
  <manifest:file-entry manifest:media-type="" manifest:full-path="meta/be.docarch.odt2braille.checker.PostConversionBraille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nd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2cm" fo:margin-bottom="0.409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21cm" fo:margin-bottom="0.51cm"/>
      <style:text-properties fo:font-size="12pt" fo:font-style="italic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8-03T17:45:06.97</dc:date>
    <dc:creator>Bert Frees</dc:creator>
    <meta:editing-duration>PT1H46M51S</meta:editing-duration>
    <meta:editing-cycles>10</meta:editing-cycles>
    <meta:generator>OpenOffice.org/3.3$Win32 OpenOffice.org_project/330m19$Build-9561</meta:generator>
    <meta:document-statistic meta:table-count="0" meta:image-count="0" meta:object-count="0" meta:page-count="1" meta:paragraph-count="1" meta:word-count="1" meta:character-count="8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